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1.4071in"/>
    </style:style>
    <style:style style:name="co4" style:family="table-column">
      <style:table-column-properties fo:break-before="auto" style:column-width="1.4701in"/>
    </style:style>
    <style:style style:name="co5" style:family="table-column">
      <style:table-column-properties fo:break-before="auto" style:column-width="1.5126in"/>
    </style:style>
    <style:style style:name="co6" style:family="table-column">
      <style:table-column-properties fo:break-before="auto" style:column-width="1.5646in"/>
    </style:style>
    <style:style style:name="co7" style:family="table-column">
      <style:table-column-properties fo:break-before="auto" style:column-width="1.5756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3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/>
    </style:style>
    <style:style style:name="ce5" style:family="table-cell" style:parent-style-name="Default" style:data-style-name="N51">
      <style:table-cell-properties fo:border="0.0346in solid #008000" fo:padding-bottom="0.0193in" fo:padding-left="0.0138in" fo:padding-right="0.0138in" fo:padding-top="0.0193in"/>
    </style:style>
    <style:style style:name="ce6" style:family="table-cell" style:parent-style-name="Default">
      <style:table-cell-properties fo:border="0.0346in solid #008000" fo:padding-bottom="0.0193in" fo:padding-left="0.0138in" fo:padding-right="0.0138in" fo:padding-top="0.0193in"/>
    </style:style>
    <style:style style:name="ce7" style:family="table-cell" style:parent-style-name="Default" style:data-style-name="N51">
      <style:table-cell-properties fo:border="0.0008in solid #000000" fo:padding-bottom="0.0193in" fo:padding-left="0.0138in" fo:padding-right="0.0138in" fo:padding-top="0.0193in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Arial Unicode MS" style:font-name-complex="Arial Unicode MS"/>
    </style:style>
  </office:automatic-styles>
  <office:body>
    <office:spreadsheet>
      <table:table table:name="Timestamps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4" table:default-cell-style-name="ce7"/>
        <table:table-row table:style-name="ro1">
          <table:table-cell table:style-name="ce1" office:value-type="string">
            <text:p>Time interval repeats.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/>
          <table:table-cell table:style-name="ce3" office:value-type="string">
            <text:p>Repeat Set 1</text:p>
          </table:table-cell>
          <table:table-cell table:style-name="ce3" office:value-type="string">
            <text:p>Repeat Set 2</text:p>
          </table:table-cell>
          <table:table-cell table:style-name="ce8" office:value-type="string">
            <text:p>Repeat Set 3</text:p>
          </table:table-cell>
          <table:table-cell table:style-name="ce8" office:value-type="string">
            <text:p>Repeat Set 4</text:p>
          </table:table-cell>
          <table:table-cell table:style-name="ce8" office:value-type="string">
            <text:p>Repeat Set 5</text:p>
          </table:table-cell>
          <table:table-cell table:style-name="ce8" office:value-type="string">
            <text:p>Repeat Set 6</text:p>
          </table:table-cell>
          <table:table-cell table:style-name="ce8" office:value-type="string">
            <text:p>Repeat Set 7</text:p>
          </table:table-cell>
        </table:table-row>
        <table:table-row table:style-name="ro2">
          <table:table-cell/>
          <table:table-cell table:style-name="Default" office:value-type="string">
            <text:p>Start timestamp:</text:p>
          </table:table-cell>
          <table:table-cell table:number-columns-repeated="7" table:style-name="ce5" office:value-type="date" office:date-value="1927-01-01T12:00:00">
            <text:p>01/01/1927 12:00:00</text:p>
          </table:table-cell>
        </table:table-row>
        <table:table-row table:style-name="ro3">
          <table:table-cell/>
          <table:table-cell table:style-name="ce2" office:value-type="string">
            <text:p>Increment </text:p>
            <text:p>(float days):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81">
            <text:p>81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3" office:value-type="string">
            <text:p>Iteration:</text:p>
          </table:table-cell>
          <table:table-cell table:style-name="Default"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C$4] + ([.$B8]*[.C$5])" office:value-type="date" office:date-value="1927-01-01T12:00:00">
            <text:p>01/01/1927 12:00:00</text:p>
          </table:table-cell>
          <table:table-cell table:formula="of:=[.D$4] + ([.$B8]*[.D$5])" office:value-type="date" office:date-value="1927-01-01T12:00:00">
            <text:p>01/01/1927 12:00:00</text:p>
          </table:table-cell>
          <table:table-cell table:formula="of:=[.E$4] + ([.$B8]*[.E$5])" office:value-type="date" office:date-value="1927-01-01T12:00:00">
            <text:p>01/01/1927 12:00:00</text:p>
          </table:table-cell>
          <table:table-cell table:formula="of:=[.F$4] + ([.$B8]*[.F$5])" office:value-type="date" office:date-value="1927-01-01T12:00:00">
            <text:p>01/01/1927 12:00:00</text:p>
          </table:table-cell>
          <table:table-cell table:formula="of:=[.G$4] + ([.$B8]*[.G$5])" office:value-type="date" office:date-value="1927-01-01T12:00:00">
            <text:p>01/01/1927 12:00:00</text:p>
          </table:table-cell>
          <table:table-cell table:formula="of:=[.H$4] + ([.$B8]*[.H$5])" office:value-type="date" office:date-value="1927-01-01T12:00:00">
            <text:p>01/01/1927 12:00:00</text:p>
          </table:table-cell>
          <table:table-cell table:formula="of:=[.I$4] + ([.$B8]*[.I$5])" office:value-type="date" office:date-value="1927-01-01T12:00:00">
            <text:p>01/01/1927 12:00:0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C$4] + ([.$B9]*[.C$5])" office:value-type="date" office:date-value="1927-01-10T12:00:00">
            <text:p>01/10/1927 12:00:00</text:p>
          </table:table-cell>
          <table:table-cell table:formula="of:=[.D$4] + ([.$B9]*[.D$5])" office:value-type="date" office:date-value="1927-01-17T12:00:00">
            <text:p>01/17/1927 12:00:00</text:p>
          </table:table-cell>
          <table:table-cell table:formula="of:=[.E$4] + ([.$B9]*[.E$5])" office:value-type="date" office:date-value="1927-01-26T12:00:00">
            <text:p>01/26/1927 12:00:00</text:p>
          </table:table-cell>
          <table:table-cell table:formula="of:=[.F$4] + ([.$B9]*[.F$5])" office:value-type="date" office:date-value="1927-02-06T12:00:00">
            <text:p>02/06/1927 12:00:00</text:p>
          </table:table-cell>
          <table:table-cell table:formula="of:=[.G$4] + ([.$B9]*[.G$5])" office:value-type="date" office:date-value="1927-02-19T12:00:00">
            <text:p>02/19/1927 12:00:00</text:p>
          </table:table-cell>
          <table:table-cell table:formula="of:=[.H$4] + ([.$B9]*[.H$5])" office:value-type="date" office:date-value="1927-03-06T12:00:00">
            <text:p>03/06/1927 12:00:00</text:p>
          </table:table-cell>
          <table:table-cell table:formula="of:=[.I$4] + ([.$B9]*[.I$5])" office:value-type="date" office:date-value="1927-03-23T12:00:00">
            <text:p>03/23/1927 12:00:00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.C$4] + ([.$B10]*[.C$5])" office:value-type="date" office:date-value="1927-01-19T12:00:00">
            <text:p>01/19/1927 12:00:00</text:p>
          </table:table-cell>
          <table:table-cell table:formula="of:=[.D$4] + ([.$B10]*[.D$5])" office:value-type="date" office:date-value="1927-02-02T12:00:00">
            <text:p>02/02/1927 12:00:00</text:p>
          </table:table-cell>
          <table:table-cell table:formula="of:=[.E$4] + ([.$B10]*[.E$5])" office:value-type="date" office:date-value="1927-02-20T12:00:00">
            <text:p>02/20/1927 12:00:00</text:p>
          </table:table-cell>
          <table:table-cell table:formula="of:=[.F$4] + ([.$B10]*[.F$5])" office:value-type="date" office:date-value="1927-03-14T12:00:00">
            <text:p>03/14/1927 12:00:00</text:p>
          </table:table-cell>
          <table:table-cell table:formula="of:=[.G$4] + ([.$B10]*[.G$5])" office:value-type="date" office:date-value="1927-04-09T12:00:00">
            <text:p>04/09/1927 12:00:00</text:p>
          </table:table-cell>
          <table:table-cell table:formula="of:=[.H$4] + ([.$B10]*[.H$5])" office:value-type="date" office:date-value="1927-05-09T12:00:00">
            <text:p>05/09/1927 12:00:00</text:p>
          </table:table-cell>
          <table:table-cell table:formula="of:=[.I$4] + ([.$B10]*[.I$5])" office:value-type="date" office:date-value="1927-06-12T12:00:00">
            <text:p>06/12/1927 12:00:00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C$4] + ([.$B11]*[.C$5])" office:value-type="date" office:date-value="1927-01-28T12:00:00">
            <text:p>01/28/1927 12:00:00</text:p>
          </table:table-cell>
          <table:table-cell table:formula="of:=[.D$4] + ([.$B11]*[.D$5])" office:value-type="date" office:date-value="1927-02-18T12:00:00">
            <text:p>02/18/1927 12:00:00</text:p>
          </table:table-cell>
          <table:table-cell table:formula="of:=[.E$4] + ([.$B11]*[.E$5])" office:value-type="date" office:date-value="1927-03-17T12:00:00">
            <text:p>03/17/1927 12:00:00</text:p>
          </table:table-cell>
          <table:table-cell table:formula="of:=[.F$4] + ([.$B11]*[.F$5])" office:value-type="date" office:date-value="1927-04-19T12:00:00">
            <text:p>04/19/1927 12:00:00</text:p>
          </table:table-cell>
          <table:table-cell table:formula="of:=[.G$4] + ([.$B11]*[.G$5])" office:value-type="date" office:date-value="1927-05-28T12:00:00">
            <text:p>05/28/1927 12:00:00</text:p>
          </table:table-cell>
          <table:table-cell table:formula="of:=[.H$4] + ([.$B11]*[.H$5])" office:value-type="date" office:date-value="1927-07-12T12:00:00">
            <text:p>07/12/1927 12:00:00</text:p>
          </table:table-cell>
          <table:table-cell table:formula="of:=[.I$4] + ([.$B11]*[.I$5])" office:value-type="date" office:date-value="1927-09-01T12:00:00">
            <text:p>09/01/1927 12:00:00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C$4] + ([.$B12]*[.C$5])" office:value-type="date" office:date-value="1927-02-06T12:00:00">
            <text:p>02/06/1927 12:00:00</text:p>
          </table:table-cell>
          <table:table-cell table:formula="of:=[.D$4] + ([.$B12]*[.D$5])" office:value-type="date" office:date-value="1927-03-06T12:00:00">
            <text:p>03/06/1927 12:00:00</text:p>
          </table:table-cell>
          <table:table-cell table:formula="of:=[.E$4] + ([.$B12]*[.E$5])" office:value-type="date" office:date-value="1927-04-11T12:00:00">
            <text:p>04/11/1927 12:00:00</text:p>
          </table:table-cell>
          <table:table-cell table:formula="of:=[.F$4] + ([.$B12]*[.F$5])" office:value-type="date" office:date-value="1927-05-25T12:00:00">
            <text:p>05/25/1927 12:00:00</text:p>
          </table:table-cell>
          <table:table-cell table:formula="of:=[.G$4] + ([.$B12]*[.G$5])" office:value-type="date" office:date-value="1927-07-16T12:00:00">
            <text:p>07/16/1927 12:00:00</text:p>
          </table:table-cell>
          <table:table-cell table:formula="of:=[.H$4] + ([.$B12]*[.H$5])" office:value-type="date" office:date-value="1927-09-14T12:00:00">
            <text:p>09/14/1927 12:00:00</text:p>
          </table:table-cell>
          <table:table-cell table:formula="of:=[.I$4] + ([.$B12]*[.I$5])" office:value-type="date" office:date-value="1927-11-21T12:00:00">
            <text:p>11/21/1927 12:00:0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[.C$4] + ([.$B13]*[.C$5])" office:value-type="date" office:date-value="1927-02-15T12:00:00">
            <text:p>02/15/1927 12:00:00</text:p>
          </table:table-cell>
          <table:table-cell table:formula="of:=[.D$4] + ([.$B13]*[.D$5])" office:value-type="date" office:date-value="1927-03-22T12:00:00">
            <text:p>03/22/1927 12:00:00</text:p>
          </table:table-cell>
          <table:table-cell table:formula="of:=[.E$4] + ([.$B13]*[.E$5])" office:value-type="date" office:date-value="1927-05-06T12:00:00">
            <text:p>05/06/1927 12:00:00</text:p>
          </table:table-cell>
          <table:table-cell table:formula="of:=[.F$4] + ([.$B13]*[.F$5])" office:value-type="date" office:date-value="1927-06-30T12:00:00">
            <text:p>06/30/1927 12:00:00</text:p>
          </table:table-cell>
          <table:table-cell table:formula="of:=[.G$4] + ([.$B13]*[.G$5])" office:value-type="date" office:date-value="1927-09-03T12:00:00">
            <text:p>09/03/1927 12:00:00</text:p>
          </table:table-cell>
          <table:table-cell table:formula="of:=[.H$4] + ([.$B13]*[.H$5])" office:value-type="date" office:date-value="1927-11-17T12:00:00">
            <text:p>11/17/1927 12:00:00</text:p>
          </table:table-cell>
          <table:table-cell table:formula="of:=[.I$4] + ([.$B13]*[.I$5])" office:value-type="date" office:date-value="1928-02-10T12:00:00">
            <text:p>02/10/1928 12:00:00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[.C$4] + ([.$B14]*[.C$5])" office:value-type="date" office:date-value="1927-02-24T12:00:00">
            <text:p>02/24/1927 12:00:00</text:p>
          </table:table-cell>
          <table:table-cell table:formula="of:=[.D$4] + ([.$B14]*[.D$5])" office:value-type="date" office:date-value="1927-04-07T12:00:00">
            <text:p>04/07/1927 12:00:00</text:p>
          </table:table-cell>
          <table:table-cell table:formula="of:=[.E$4] + ([.$B14]*[.E$5])" office:value-type="date" office:date-value="1927-05-31T12:00:00">
            <text:p>05/31/1927 12:00:00</text:p>
          </table:table-cell>
          <table:table-cell table:formula="of:=[.F$4] + ([.$B14]*[.F$5])" office:value-type="date" office:date-value="1927-08-05T12:00:00">
            <text:p>08/05/1927 12:00:00</text:p>
          </table:table-cell>
          <table:table-cell table:formula="of:=[.G$4] + ([.$B14]*[.G$5])" office:value-type="date" office:date-value="1927-10-22T12:00:00">
            <text:p>10/22/1927 12:00:00</text:p>
          </table:table-cell>
          <table:table-cell table:formula="of:=[.H$4] + ([.$B14]*[.H$5])" office:value-type="date" office:date-value="1928-01-20T12:00:00">
            <text:p>01/20/1928 12:00:00</text:p>
          </table:table-cell>
          <table:table-cell table:formula="of:=[.I$4] + ([.$B14]*[.I$5])" office:value-type="date" office:date-value="1928-05-01T12:00:00">
            <text:p>05/01/1928 12:00:00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[.C$4] + ([.$B15]*[.C$5])" office:value-type="date" office:date-value="1927-03-05T12:00:00">
            <text:p>03/05/1927 12:00:00</text:p>
          </table:table-cell>
          <table:table-cell table:formula="of:=[.D$4] + ([.$B15]*[.D$5])" office:value-type="date" office:date-value="1927-04-23T12:00:00">
            <text:p>04/23/1927 12:00:00</text:p>
          </table:table-cell>
          <table:table-cell table:formula="of:=[.E$4] + ([.$B15]*[.E$5])" office:value-type="date" office:date-value="1927-06-25T12:00:00">
            <text:p>06/25/1927 12:00:00</text:p>
          </table:table-cell>
          <table:table-cell table:formula="of:=[.F$4] + ([.$B15]*[.F$5])" office:value-type="date" office:date-value="1927-09-10T12:00:00">
            <text:p>09/10/1927 12:00:00</text:p>
          </table:table-cell>
          <table:table-cell table:formula="of:=[.G$4] + ([.$B15]*[.G$5])" office:value-type="date" office:date-value="1927-12-10T12:00:00">
            <text:p>12/10/1927 12:00:00</text:p>
          </table:table-cell>
          <table:table-cell table:formula="of:=[.H$4] + ([.$B15]*[.H$5])" office:value-type="date" office:date-value="1928-03-24T12:00:00">
            <text:p>03/24/1928 12:00:00</text:p>
          </table:table-cell>
          <table:table-cell table:formula="of:=[.I$4] + ([.$B15]*[.I$5])" office:value-type="date" office:date-value="1928-07-21T12:00:00">
            <text:p>07/21/1928 12:00:00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C$4] + ([.$B16]*[.C$5])" office:value-type="date" office:date-value="1927-03-14T12:00:00">
            <text:p>03/14/1927 12:00:00</text:p>
          </table:table-cell>
          <table:table-cell table:formula="of:=[.D$4] + ([.$B16]*[.D$5])" office:value-type="date" office:date-value="1927-05-09T12:00:00">
            <text:p>05/09/1927 12:00:00</text:p>
          </table:table-cell>
          <table:table-cell table:formula="of:=[.E$4] + ([.$B16]*[.E$5])" office:value-type="date" office:date-value="1927-07-20T12:00:00">
            <text:p>07/20/1927 12:00:00</text:p>
          </table:table-cell>
          <table:table-cell table:formula="of:=[.F$4] + ([.$B16]*[.F$5])" office:value-type="date" office:date-value="1927-10-16T12:00:00">
            <text:p>10/16/1927 12:00:00</text:p>
          </table:table-cell>
          <table:table-cell table:formula="of:=[.G$4] + ([.$B16]*[.G$5])" office:value-type="date" office:date-value="1928-01-28T12:00:00">
            <text:p>01/28/1928 12:00:00</text:p>
          </table:table-cell>
          <table:table-cell table:formula="of:=[.H$4] + ([.$B16]*[.H$5])" office:value-type="date" office:date-value="1928-05-27T12:00:00">
            <text:p>05/27/1928 12:00:00</text:p>
          </table:table-cell>
          <table:table-cell table:formula="of:=[.I$4] + ([.$B16]*[.I$5])" office:value-type="date" office:date-value="1928-10-10T12:00:00">
            <text:p>10/10/1928 12:00:00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[.C$4] + ([.$B17]*[.C$5])" office:value-type="date" office:date-value="1927-03-23T12:00:00">
            <text:p>03/23/1927 12:00:00</text:p>
          </table:table-cell>
          <table:table-cell table:formula="of:=[.D$4] + ([.$B17]*[.D$5])" office:value-type="date" office:date-value="1927-05-25T12:00:00">
            <text:p>05/25/1927 12:00:00</text:p>
          </table:table-cell>
          <table:table-cell table:formula="of:=[.E$4] + ([.$B17]*[.E$5])" office:value-type="date" office:date-value="1927-08-14T12:00:00">
            <text:p>08/14/1927 12:00:00</text:p>
          </table:table-cell>
          <table:table-cell table:formula="of:=[.F$4] + ([.$B17]*[.F$5])" office:value-type="date" office:date-value="1927-11-21T12:00:00">
            <text:p>11/21/1927 12:00:00</text:p>
          </table:table-cell>
          <table:table-cell table:formula="of:=[.G$4] + ([.$B17]*[.G$5])" office:value-type="date" office:date-value="1928-03-17T12:00:00">
            <text:p>03/17/1928 12:00:00</text:p>
          </table:table-cell>
          <table:table-cell table:formula="of:=[.H$4] + ([.$B17]*[.H$5])" office:value-type="date" office:date-value="1928-07-30T12:00:00">
            <text:p>07/30/1928 12:00:00</text:p>
          </table:table-cell>
          <table:table-cell table:formula="of:=[.I$4] + ([.$B17]*[.I$5])" office:value-type="date" office:date-value="1928-12-30T12:00:00">
            <text:p>12/30/1928 12:00:00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[.C$4] + ([.$B18]*[.C$5])" office:value-type="date" office:date-value="1927-04-01T12:00:00">
            <text:p>04/01/1927 12:00:00</text:p>
          </table:table-cell>
          <table:table-cell table:formula="of:=[.D$4] + ([.$B18]*[.D$5])" office:value-type="date" office:date-value="1927-06-10T12:00:00">
            <text:p>06/10/1927 12:00:00</text:p>
          </table:table-cell>
          <table:table-cell table:formula="of:=[.E$4] + ([.$B18]*[.E$5])" office:value-type="date" office:date-value="1927-09-08T12:00:00">
            <text:p>09/08/1927 12:00:00</text:p>
          </table:table-cell>
          <table:table-cell table:formula="of:=[.F$4] + ([.$B18]*[.F$5])" office:value-type="date" office:date-value="1927-12-27T12:00:00">
            <text:p>12/27/1927 12:00:00</text:p>
          </table:table-cell>
          <table:table-cell table:formula="of:=[.G$4] + ([.$B18]*[.G$5])" office:value-type="date" office:date-value="1928-05-05T12:00:00">
            <text:p>05/05/1928 12:00:00</text:p>
          </table:table-cell>
          <table:table-cell table:formula="of:=[.H$4] + ([.$B18]*[.H$5])" office:value-type="date" office:date-value="1928-10-02T12:00:00">
            <text:p>10/02/1928 12:00:00</text:p>
          </table:table-cell>
          <table:table-cell table:formula="of:=[.I$4] + ([.$B18]*[.I$5])" office:value-type="date" office:date-value="1929-03-21T12:00:00">
            <text:p>03/21/1929 12:00:00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[.C$4] + ([.$B19]*[.C$5])" office:value-type="date" office:date-value="1927-04-10T12:00:00">
            <text:p>04/10/1927 12:00:00</text:p>
          </table:table-cell>
          <table:table-cell table:formula="of:=[.D$4] + ([.$B19]*[.D$5])" office:value-type="date" office:date-value="1927-06-26T12:00:00">
            <text:p>06/26/1927 12:00:00</text:p>
          </table:table-cell>
          <table:table-cell table:formula="of:=[.E$4] + ([.$B19]*[.E$5])" office:value-type="date" office:date-value="1927-10-03T12:00:00">
            <text:p>10/03/1927 12:00:00</text:p>
          </table:table-cell>
          <table:table-cell table:formula="of:=[.F$4] + ([.$B19]*[.F$5])" office:value-type="date" office:date-value="1928-02-01T12:00:00">
            <text:p>02/01/1928 12:00:00</text:p>
          </table:table-cell>
          <table:table-cell table:formula="of:=[.G$4] + ([.$B19]*[.G$5])" office:value-type="date" office:date-value="1928-06-23T12:00:00">
            <text:p>06/23/1928 12:00:00</text:p>
          </table:table-cell>
          <table:table-cell table:formula="of:=[.H$4] + ([.$B19]*[.H$5])" office:value-type="date" office:date-value="1928-12-05T12:00:00">
            <text:p>12/05/1928 12:00:00</text:p>
          </table:table-cell>
          <table:table-cell table:formula="of:=[.I$4] + ([.$B19]*[.I$5])" office:value-type="date" office:date-value="1929-06-10T12:00:00">
            <text:p>06/10/1929 12:00:00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table:formula="of:=[.C$4] + ([.$B20]*[.C$5])" office:value-type="date" office:date-value="1927-04-19T12:00:00">
            <text:p>04/19/1927 12:00:00</text:p>
          </table:table-cell>
          <table:table-cell table:formula="of:=[.D$4] + ([.$B20]*[.D$5])" office:value-type="date" office:date-value="1927-07-12T12:00:00">
            <text:p>07/12/1927 12:00:00</text:p>
          </table:table-cell>
          <table:table-cell table:formula="of:=[.E$4] + ([.$B20]*[.E$5])" office:value-type="date" office:date-value="1927-10-28T12:00:00">
            <text:p>10/28/1927 12:00:00</text:p>
          </table:table-cell>
          <table:table-cell table:formula="of:=[.F$4] + ([.$B20]*[.F$5])" office:value-type="date" office:date-value="1928-03-08T12:00:00">
            <text:p>03/08/1928 12:00:00</text:p>
          </table:table-cell>
          <table:table-cell table:formula="of:=[.G$4] + ([.$B20]*[.G$5])" office:value-type="date" office:date-value="1928-08-11T12:00:00">
            <text:p>08/11/1928 12:00:00</text:p>
          </table:table-cell>
          <table:table-cell table:formula="of:=[.H$4] + ([.$B20]*[.H$5])" office:value-type="date" office:date-value="1929-02-07T12:00:00">
            <text:p>02/07/1929 12:00:00</text:p>
          </table:table-cell>
          <table:table-cell table:formula="of:=[.I$4] + ([.$B20]*[.I$5])" office:value-type="date" office:date-value="1929-08-30T12:00:00">
            <text:p>08/30/1929 12:00:00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[.C$4] + ([.$B21]*[.C$5])" office:value-type="date" office:date-value="1927-04-28T12:00:00">
            <text:p>04/28/1927 12:00:00</text:p>
          </table:table-cell>
          <table:table-cell table:formula="of:=[.D$4] + ([.$B21]*[.D$5])" office:value-type="date" office:date-value="1927-07-28T12:00:00">
            <text:p>07/28/1927 12:00:00</text:p>
          </table:table-cell>
          <table:table-cell table:formula="of:=[.E$4] + ([.$B21]*[.E$5])" office:value-type="date" office:date-value="1927-11-22T12:00:00">
            <text:p>11/22/1927 12:00:00</text:p>
          </table:table-cell>
          <table:table-cell table:formula="of:=[.F$4] + ([.$B21]*[.F$5])" office:value-type="date" office:date-value="1928-04-13T12:00:00">
            <text:p>04/13/1928 12:00:00</text:p>
          </table:table-cell>
          <table:table-cell table:formula="of:=[.G$4] + ([.$B21]*[.G$5])" office:value-type="date" office:date-value="1928-09-29T12:00:00">
            <text:p>09/29/1928 12:00:00</text:p>
          </table:table-cell>
          <table:table-cell table:formula="of:=[.H$4] + ([.$B21]*[.H$5])" office:value-type="date" office:date-value="1929-04-12T12:00:00">
            <text:p>04/12/1929 12:00:00</text:p>
          </table:table-cell>
          <table:table-cell table:formula="of:=[.I$4] + ([.$B21]*[.I$5])" office:value-type="date" office:date-value="1929-11-19T12:00:00">
            <text:p>11/19/1929 12:00:00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[.C$4] + ([.$B22]*[.C$5])" office:value-type="date" office:date-value="1927-05-07T12:00:00">
            <text:p>05/07/1927 12:00:00</text:p>
          </table:table-cell>
          <table:table-cell table:formula="of:=[.D$4] + ([.$B22]*[.D$5])" office:value-type="date" office:date-value="1927-08-13T12:00:00">
            <text:p>08/13/1927 12:00:00</text:p>
          </table:table-cell>
          <table:table-cell table:formula="of:=[.E$4] + ([.$B22]*[.E$5])" office:value-type="date" office:date-value="1927-12-17T12:00:00">
            <text:p>12/17/1927 12:00:00</text:p>
          </table:table-cell>
          <table:table-cell table:formula="of:=[.F$4] + ([.$B22]*[.F$5])" office:value-type="date" office:date-value="1928-05-19T12:00:00">
            <text:p>05/19/1928 12:00:00</text:p>
          </table:table-cell>
          <table:table-cell table:formula="of:=[.G$4] + ([.$B22]*[.G$5])" office:value-type="date" office:date-value="1928-11-17T12:00:00">
            <text:p>11/17/1928 12:00:00</text:p>
          </table:table-cell>
          <table:table-cell table:formula="of:=[.H$4] + ([.$B22]*[.H$5])" office:value-type="date" office:date-value="1929-06-15T12:00:00">
            <text:p>06/15/1929 12:00:00</text:p>
          </table:table-cell>
          <table:table-cell table:formula="of:=[.I$4] + ([.$B22]*[.I$5])" office:value-type="date" office:date-value="1930-02-08T12:00:00">
            <text:p>02/08/1930 12:00:0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[.C$4] + ([.$B23]*[.C$5])" office:value-type="date" office:date-value="1927-05-16T12:00:00">
            <text:p>05/16/1927 12:00:00</text:p>
          </table:table-cell>
          <table:table-cell table:formula="of:=[.D$4] + ([.$B23]*[.D$5])" office:value-type="date" office:date-value="1927-08-29T12:00:00">
            <text:p>08/29/1927 12:00:00</text:p>
          </table:table-cell>
          <table:table-cell table:formula="of:=[.E$4] + ([.$B23]*[.E$5])" office:value-type="date" office:date-value="1928-01-11T12:00:00">
            <text:p>01/11/1928 12:00:00</text:p>
          </table:table-cell>
          <table:table-cell table:formula="of:=[.F$4] + ([.$B23]*[.F$5])" office:value-type="date" office:date-value="1928-06-24T12:00:00">
            <text:p>06/24/1928 12:00:00</text:p>
          </table:table-cell>
          <table:table-cell table:formula="of:=[.G$4] + ([.$B23]*[.G$5])" office:value-type="date" office:date-value="1929-01-05T12:00:00">
            <text:p>01/05/1929 12:00:00</text:p>
          </table:table-cell>
          <table:table-cell table:formula="of:=[.H$4] + ([.$B23]*[.H$5])" office:value-type="date" office:date-value="1929-08-18T12:00:00">
            <text:p>08/18/1929 12:00:00</text:p>
          </table:table-cell>
          <table:table-cell table:formula="of:=[.I$4] + ([.$B23]*[.I$5])" office:value-type="date" office:date-value="1930-04-30T12:00:00">
            <text:p>04/30/1930 12:00:00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table:formula="of:=[.C$4] + ([.$B24]*[.C$5])" office:value-type="date" office:date-value="1927-05-25T12:00:00">
            <text:p>05/25/1927 12:00:00</text:p>
          </table:table-cell>
          <table:table-cell table:formula="of:=[.D$4] + ([.$B24]*[.D$5])" office:value-type="date" office:date-value="1927-09-14T12:00:00">
            <text:p>09/14/1927 12:00:00</text:p>
          </table:table-cell>
          <table:table-cell table:formula="of:=[.E$4] + ([.$B24]*[.E$5])" office:value-type="date" office:date-value="1928-02-05T12:00:00">
            <text:p>02/05/1928 12:00:00</text:p>
          </table:table-cell>
          <table:table-cell table:formula="of:=[.F$4] + ([.$B24]*[.F$5])" office:value-type="date" office:date-value="1928-07-30T12:00:00">
            <text:p>07/30/1928 12:00:00</text:p>
          </table:table-cell>
          <table:table-cell table:formula="of:=[.G$4] + ([.$B24]*[.G$5])" office:value-type="date" office:date-value="1929-02-23T12:00:00">
            <text:p>02/23/1929 12:00:00</text:p>
          </table:table-cell>
          <table:table-cell table:formula="of:=[.H$4] + ([.$B24]*[.H$5])" office:value-type="date" office:date-value="1929-10-21T12:00:00">
            <text:p>10/21/1929 12:00:00</text:p>
          </table:table-cell>
          <table:table-cell table:formula="of:=[.I$4] + ([.$B24]*[.I$5])" office:value-type="date" office:date-value="1930-07-20T12:00:00">
            <text:p>07/20/1930 12:00:00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table:formula="of:=[.C$4] + ([.$B25]*[.C$5])" office:value-type="date" office:date-value="1927-06-03T12:00:00">
            <text:p>06/03/1927 12:00:00</text:p>
          </table:table-cell>
          <table:table-cell table:formula="of:=[.D$4] + ([.$B25]*[.D$5])" office:value-type="date" office:date-value="1927-09-30T12:00:00">
            <text:p>09/30/1927 12:00:00</text:p>
          </table:table-cell>
          <table:table-cell table:formula="of:=[.E$4] + ([.$B25]*[.E$5])" office:value-type="date" office:date-value="1928-03-01T12:00:00">
            <text:p>03/01/1928 12:00:00</text:p>
          </table:table-cell>
          <table:table-cell table:formula="of:=[.F$4] + ([.$B25]*[.F$5])" office:value-type="date" office:date-value="1928-09-04T12:00:00">
            <text:p>09/04/1928 12:00:00</text:p>
          </table:table-cell>
          <table:table-cell table:formula="of:=[.G$4] + ([.$B25]*[.G$5])" office:value-type="date" office:date-value="1929-04-13T12:00:00">
            <text:p>04/13/1929 12:00:00</text:p>
          </table:table-cell>
          <table:table-cell table:formula="of:=[.H$4] + ([.$B25]*[.H$5])" office:value-type="date" office:date-value="1929-12-24T12:00:00">
            <text:p>12/24/1929 12:00:00</text:p>
          </table:table-cell>
          <table:table-cell table:formula="of:=[.I$4] + ([.$B25]*[.I$5])" office:value-type="date" office:date-value="1930-10-09T12:00:00">
            <text:p>10/09/1930 12:00:00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table:formula="of:=[.C$4] + ([.$B26]*[.C$5])" office:value-type="date" office:date-value="1927-06-12T12:00:00">
            <text:p>06/12/1927 12:00:00</text:p>
          </table:table-cell>
          <table:table-cell table:formula="of:=[.D$4] + ([.$B26]*[.D$5])" office:value-type="date" office:date-value="1927-10-16T12:00:00">
            <text:p>10/16/1927 12:00:00</text:p>
          </table:table-cell>
          <table:table-cell table:formula="of:=[.E$4] + ([.$B26]*[.E$5])" office:value-type="date" office:date-value="1928-03-26T12:00:00">
            <text:p>03/26/1928 12:00:00</text:p>
          </table:table-cell>
          <table:table-cell table:formula="of:=[.F$4] + ([.$B26]*[.F$5])" office:value-type="date" office:date-value="1928-10-10T12:00:00">
            <text:p>10/10/1928 12:00:00</text:p>
          </table:table-cell>
          <table:table-cell table:formula="of:=[.G$4] + ([.$B26]*[.G$5])" office:value-type="date" office:date-value="1929-06-01T12:00:00">
            <text:p>06/01/1929 12:00:00</text:p>
          </table:table-cell>
          <table:table-cell table:formula="of:=[.H$4] + ([.$B26]*[.H$5])" office:value-type="date" office:date-value="1930-02-26T12:00:00">
            <text:p>02/26/1930 12:00:00</text:p>
          </table:table-cell>
          <table:table-cell table:formula="of:=[.I$4] + ([.$B26]*[.I$5])" office:value-type="date" office:date-value="1930-12-29T12:00:00">
            <text:p>12/29/1930 12:00:00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table:formula="of:=[.C$4] + ([.$B27]*[.C$5])" office:value-type="date" office:date-value="1927-06-21T12:00:00">
            <text:p>06/21/1927 12:00:00</text:p>
          </table:table-cell>
          <table:table-cell table:formula="of:=[.D$4] + ([.$B27]*[.D$5])" office:value-type="date" office:date-value="1927-11-01T12:00:00">
            <text:p>11/01/1927 12:00:00</text:p>
          </table:table-cell>
          <table:table-cell table:formula="of:=[.E$4] + ([.$B27]*[.E$5])" office:value-type="date" office:date-value="1928-04-20T12:00:00">
            <text:p>04/20/1928 12:00:00</text:p>
          </table:table-cell>
          <table:table-cell table:formula="of:=[.F$4] + ([.$B27]*[.F$5])" office:value-type="date" office:date-value="1928-11-15T12:00:00">
            <text:p>11/15/1928 12:00:00</text:p>
          </table:table-cell>
          <table:table-cell table:formula="of:=[.G$4] + ([.$B27]*[.G$5])" office:value-type="date" office:date-value="1929-07-20T12:00:00">
            <text:p>07/20/1929 12:00:00</text:p>
          </table:table-cell>
          <table:table-cell table:formula="of:=[.H$4] + ([.$B27]*[.H$5])" office:value-type="date" office:date-value="1930-05-01T12:00:00">
            <text:p>05/01/1930 12:00:00</text:p>
          </table:table-cell>
          <table:table-cell table:formula="of:=[.I$4] + ([.$B27]*[.I$5])" office:value-type="date" office:date-value="1931-03-20T12:00:00">
            <text:p>03/20/1931 12:00:00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f:=[.C$4] + ([.$B28]*[.C$5])" office:value-type="date" office:date-value="1927-06-30T12:00:00">
            <text:p>06/30/1927 12:00:00</text:p>
          </table:table-cell>
          <table:table-cell table:formula="of:=[.D$4] + ([.$B28]*[.D$5])" office:value-type="date" office:date-value="1927-11-17T12:00:00">
            <text:p>11/17/1927 12:00:00</text:p>
          </table:table-cell>
          <table:table-cell table:formula="of:=[.E$4] + ([.$B28]*[.E$5])" office:value-type="date" office:date-value="1928-05-15T12:00:00">
            <text:p>05/15/1928 12:00:00</text:p>
          </table:table-cell>
          <table:table-cell table:formula="of:=[.F$4] + ([.$B28]*[.F$5])" office:value-type="date" office:date-value="1928-12-21T12:00:00">
            <text:p>12/21/1928 12:00:00</text:p>
          </table:table-cell>
          <table:table-cell table:formula="of:=[.G$4] + ([.$B28]*[.G$5])" office:value-type="date" office:date-value="1929-09-07T12:00:00">
            <text:p>09/07/1929 12:00:00</text:p>
          </table:table-cell>
          <table:table-cell table:formula="of:=[.H$4] + ([.$B28]*[.H$5])" office:value-type="date" office:date-value="1930-07-04T12:00:00">
            <text:p>07/04/1930 12:00:00</text:p>
          </table:table-cell>
          <table:table-cell table:formula="of:=[.I$4] + ([.$B28]*[.I$5])" office:value-type="date" office:date-value="1931-06-09T12:00:00">
            <text:p>06/09/1931 12:00:00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table:formula="of:=[.C$4] + ([.$B29]*[.C$5])" office:value-type="date" office:date-value="1927-07-09T12:00:00">
            <text:p>07/09/1927 12:00:00</text:p>
          </table:table-cell>
          <table:table-cell table:formula="of:=[.D$4] + ([.$B29]*[.D$5])" office:value-type="date" office:date-value="1927-12-03T12:00:00">
            <text:p>12/03/1927 12:00:00</text:p>
          </table:table-cell>
          <table:table-cell table:formula="of:=[.E$4] + ([.$B29]*[.E$5])" office:value-type="date" office:date-value="1928-06-09T12:00:00">
            <text:p>06/09/1928 12:00:00</text:p>
          </table:table-cell>
          <table:table-cell table:formula="of:=[.F$4] + ([.$B29]*[.F$5])" office:value-type="date" office:date-value="1929-01-26T12:00:00">
            <text:p>01/26/1929 12:00:00</text:p>
          </table:table-cell>
          <table:table-cell table:formula="of:=[.G$4] + ([.$B29]*[.G$5])" office:value-type="date" office:date-value="1929-10-26T12:00:00">
            <text:p>10/26/1929 12:00:00</text:p>
          </table:table-cell>
          <table:table-cell table:formula="of:=[.H$4] + ([.$B29]*[.H$5])" office:value-type="date" office:date-value="1930-09-06T12:00:00">
            <text:p>09/06/1930 12:00:00</text:p>
          </table:table-cell>
          <table:table-cell table:formula="of:=[.I$4] + ([.$B29]*[.I$5])" office:value-type="date" office:date-value="1931-08-29T12:00:00">
            <text:p>08/29/1931 12:00:00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table:formula="of:=[.C$4] + ([.$B30]*[.C$5])" office:value-type="date" office:date-value="1927-07-18T12:00:00">
            <text:p>07/18/1927 12:00:00</text:p>
          </table:table-cell>
          <table:table-cell table:formula="of:=[.D$4] + ([.$B30]*[.D$5])" office:value-type="date" office:date-value="1927-12-19T12:00:00">
            <text:p>12/19/1927 12:00:00</text:p>
          </table:table-cell>
          <table:table-cell table:formula="of:=[.E$4] + ([.$B30]*[.E$5])" office:value-type="date" office:date-value="1928-07-04T12:00:00">
            <text:p>07/04/1928 12:00:00</text:p>
          </table:table-cell>
          <table:table-cell table:formula="of:=[.F$4] + ([.$B30]*[.F$5])" office:value-type="date" office:date-value="1929-03-03T12:00:00">
            <text:p>03/03/1929 12:00:00</text:p>
          </table:table-cell>
          <table:table-cell table:formula="of:=[.G$4] + ([.$B30]*[.G$5])" office:value-type="date" office:date-value="1929-12-14T12:00:00">
            <text:p>12/14/1929 12:00:00</text:p>
          </table:table-cell>
          <table:table-cell table:formula="of:=[.H$4] + ([.$B30]*[.H$5])" office:value-type="date" office:date-value="1930-11-09T12:00:00">
            <text:p>11/09/1930 12:00:00</text:p>
          </table:table-cell>
          <table:table-cell table:formula="of:=[.I$4] + ([.$B30]*[.I$5])" office:value-type="date" office:date-value="1931-11-18T12:00:00">
            <text:p>11/18/1931 12:00:00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table:formula="of:=[.C$4] + ([.$B31]*[.C$5])" office:value-type="date" office:date-value="1927-07-27T12:00:00">
            <text:p>07/27/1927 12:00:00</text:p>
          </table:table-cell>
          <table:table-cell table:formula="of:=[.D$4] + ([.$B31]*[.D$5])" office:value-type="date" office:date-value="1928-01-04T12:00:00">
            <text:p>01/04/1928 12:00:00</text:p>
          </table:table-cell>
          <table:table-cell table:formula="of:=[.E$4] + ([.$B31]*[.E$5])" office:value-type="date" office:date-value="1928-07-29T12:00:00">
            <text:p>07/29/1928 12:00:00</text:p>
          </table:table-cell>
          <table:table-cell table:formula="of:=[.F$4] + ([.$B31]*[.F$5])" office:value-type="date" office:date-value="1929-04-08T12:00:00">
            <text:p>04/08/1929 12:00:00</text:p>
          </table:table-cell>
          <table:table-cell table:formula="of:=[.G$4] + ([.$B31]*[.G$5])" office:value-type="date" office:date-value="1930-02-01T12:00:00">
            <text:p>02/01/1930 12:00:00</text:p>
          </table:table-cell>
          <table:table-cell table:formula="of:=[.H$4] + ([.$B31]*[.H$5])" office:value-type="date" office:date-value="1931-01-12T12:00:00">
            <text:p>01/12/1931 12:00:00</text:p>
          </table:table-cell>
          <table:table-cell table:formula="of:=[.I$4] + ([.$B31]*[.I$5])" office:value-type="date" office:date-value="1932-02-07T12:00:00">
            <text:p>02/07/1932 12:00:00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table:formula="of:=[.C$4] + ([.$B32]*[.C$5])" office:value-type="date" office:date-value="1927-08-05T12:00:00">
            <text:p>08/05/1927 12:00:00</text:p>
          </table:table-cell>
          <table:table-cell table:formula="of:=[.D$4] + ([.$B32]*[.D$5])" office:value-type="date" office:date-value="1928-01-20T12:00:00">
            <text:p>01/20/1928 12:00:00</text:p>
          </table:table-cell>
          <table:table-cell table:formula="of:=[.E$4] + ([.$B32]*[.E$5])" office:value-type="date" office:date-value="1928-08-23T12:00:00">
            <text:p>08/23/1928 12:00:00</text:p>
          </table:table-cell>
          <table:table-cell table:formula="of:=[.F$4] + ([.$B32]*[.F$5])" office:value-type="date" office:date-value="1929-05-14T12:00:00">
            <text:p>05/14/1929 12:00:00</text:p>
          </table:table-cell>
          <table:table-cell table:formula="of:=[.G$4] + ([.$B32]*[.G$5])" office:value-type="date" office:date-value="1930-03-22T12:00:00">
            <text:p>03/22/1930 12:00:00</text:p>
          </table:table-cell>
          <table:table-cell table:formula="of:=[.H$4] + ([.$B32]*[.H$5])" office:value-type="date" office:date-value="1931-03-17T12:00:00">
            <text:p>03/17/1931 12:00:00</text:p>
          </table:table-cell>
          <table:table-cell table:formula="of:=[.I$4] + ([.$B32]*[.I$5])" office:value-type="date" office:date-value="1932-04-28T12:00:00">
            <text:p>04/28/1932 12:00:00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table:formula="of:=[.C$4] + ([.$B33]*[.C$5])" office:value-type="date" office:date-value="1927-08-14T12:00:00">
            <text:p>08/14/1927 12:00:00</text:p>
          </table:table-cell>
          <table:table-cell table:formula="of:=[.D$4] + ([.$B33]*[.D$5])" office:value-type="date" office:date-value="1928-02-05T12:00:00">
            <text:p>02/05/1928 12:00:00</text:p>
          </table:table-cell>
          <table:table-cell table:formula="of:=[.E$4] + ([.$B33]*[.E$5])" office:value-type="date" office:date-value="1928-09-17T12:00:00">
            <text:p>09/17/1928 12:00:00</text:p>
          </table:table-cell>
          <table:table-cell table:formula="of:=[.F$4] + ([.$B33]*[.F$5])" office:value-type="date" office:date-value="1929-06-19T12:00:00">
            <text:p>06/19/1929 12:00:00</text:p>
          </table:table-cell>
          <table:table-cell table:formula="of:=[.G$4] + ([.$B33]*[.G$5])" office:value-type="date" office:date-value="1930-05-10T12:00:00">
            <text:p>05/10/1930 12:00:00</text:p>
          </table:table-cell>
          <table:table-cell table:formula="of:=[.H$4] + ([.$B33]*[.H$5])" office:value-type="date" office:date-value="1931-05-20T12:00:00">
            <text:p>05/20/1931 12:00:00</text:p>
          </table:table-cell>
          <table:table-cell table:formula="of:=[.I$4] + ([.$B33]*[.I$5])" office:value-type="date" office:date-value="1932-07-18T12:00:00">
            <text:p>07/18/1932 12:00:00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table:formula="of:=[.C$4] + ([.$B34]*[.C$5])" office:value-type="date" office:date-value="1927-08-23T12:00:00">
            <text:p>08/23/1927 12:00:00</text:p>
          </table:table-cell>
          <table:table-cell table:formula="of:=[.D$4] + ([.$B34]*[.D$5])" office:value-type="date" office:date-value="1928-02-21T12:00:00">
            <text:p>02/21/1928 12:00:00</text:p>
          </table:table-cell>
          <table:table-cell table:formula="of:=[.E$4] + ([.$B34]*[.E$5])" office:value-type="date" office:date-value="1928-10-12T12:00:00">
            <text:p>10/12/1928 12:00:00</text:p>
          </table:table-cell>
          <table:table-cell table:formula="of:=[.F$4] + ([.$B34]*[.F$5])" office:value-type="date" office:date-value="1929-07-25T12:00:00">
            <text:p>07/25/1929 12:00:00</text:p>
          </table:table-cell>
          <table:table-cell table:formula="of:=[.G$4] + ([.$B34]*[.G$5])" office:value-type="date" office:date-value="1930-06-28T12:00:00">
            <text:p>06/28/1930 12:00:00</text:p>
          </table:table-cell>
          <table:table-cell table:formula="of:=[.H$4] + ([.$B34]*[.H$5])" office:value-type="date" office:date-value="1931-07-23T12:00:00">
            <text:p>07/23/1931 12:00:00</text:p>
          </table:table-cell>
          <table:table-cell table:formula="of:=[.I$4] + ([.$B34]*[.I$5])" office:value-type="date" office:date-value="1932-10-07T12:00:00">
            <text:p>10/07/1932 12:00:00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table:formula="of:=[.C$4] + ([.$B35]*[.C$5])" office:value-type="date" office:date-value="1927-09-01T12:00:00">
            <text:p>09/01/1927 12:00:00</text:p>
          </table:table-cell>
          <table:table-cell table:formula="of:=[.D$4] + ([.$B35]*[.D$5])" office:value-type="date" office:date-value="1928-03-08T12:00:00">
            <text:p>03/08/1928 12:00:00</text:p>
          </table:table-cell>
          <table:table-cell table:formula="of:=[.E$4] + ([.$B35]*[.E$5])" office:value-type="date" office:date-value="1928-11-06T12:00:00">
            <text:p>11/06/1928 12:00:00</text:p>
          </table:table-cell>
          <table:table-cell table:formula="of:=[.F$4] + ([.$B35]*[.F$5])" office:value-type="date" office:date-value="1929-08-30T12:00:00">
            <text:p>08/30/1929 12:00:00</text:p>
          </table:table-cell>
          <table:table-cell table:formula="of:=[.G$4] + ([.$B35]*[.G$5])" office:value-type="date" office:date-value="1930-08-16T12:00:00">
            <text:p>08/16/1930 12:00:00</text:p>
          </table:table-cell>
          <table:table-cell table:formula="of:=[.H$4] + ([.$B35]*[.H$5])" office:value-type="date" office:date-value="1931-09-25T12:00:00">
            <text:p>09/25/1931 12:00:00</text:p>
          </table:table-cell>
          <table:table-cell table:formula="of:=[.I$4] + ([.$B35]*[.I$5])" office:value-type="date" office:date-value="1932-12-27T12:00:00">
            <text:p>12/27/1932 12:00:00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table:formula="of:=[.C$4] + ([.$B36]*[.C$5])" office:value-type="date" office:date-value="1927-09-10T12:00:00">
            <text:p>09/10/1927 12:00:00</text:p>
          </table:table-cell>
          <table:table-cell table:formula="of:=[.D$4] + ([.$B36]*[.D$5])" office:value-type="date" office:date-value="1928-03-24T12:00:00">
            <text:p>03/24/1928 12:00:00</text:p>
          </table:table-cell>
          <table:table-cell table:formula="of:=[.E$4] + ([.$B36]*[.E$5])" office:value-type="date" office:date-value="1928-12-01T12:00:00">
            <text:p>12/01/1928 12:00:00</text:p>
          </table:table-cell>
          <table:table-cell table:formula="of:=[.F$4] + ([.$B36]*[.F$5])" office:value-type="date" office:date-value="1929-10-05T12:00:00">
            <text:p>10/05/1929 12:00:00</text:p>
          </table:table-cell>
          <table:table-cell table:formula="of:=[.G$4] + ([.$B36]*[.G$5])" office:value-type="date" office:date-value="1930-10-04T12:00:00">
            <text:p>10/04/1930 12:00:00</text:p>
          </table:table-cell>
          <table:table-cell table:formula="of:=[.H$4] + ([.$B36]*[.H$5])" office:value-type="date" office:date-value="1931-11-28T12:00:00">
            <text:p>11/28/1931 12:00:00</text:p>
          </table:table-cell>
          <table:table-cell table:formula="of:=[.I$4] + ([.$B36]*[.I$5])" office:value-type="date" office:date-value="1933-03-18T12:00:00">
            <text:p>03/18/1933 12:00:00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table:formula="of:=[.C$4] + ([.$B37]*[.C$5])" office:value-type="date" office:date-value="1927-09-19T12:00:00">
            <text:p>09/19/1927 12:00:00</text:p>
          </table:table-cell>
          <table:table-cell table:formula="of:=[.D$4] + ([.$B37]*[.D$5])" office:value-type="date" office:date-value="1928-04-09T12:00:00">
            <text:p>04/09/1928 12:00:00</text:p>
          </table:table-cell>
          <table:table-cell table:formula="of:=[.E$4] + ([.$B37]*[.E$5])" office:value-type="date" office:date-value="1928-12-26T12:00:00">
            <text:p>12/26/1928 12:00:00</text:p>
          </table:table-cell>
          <table:table-cell table:formula="of:=[.F$4] + ([.$B37]*[.F$5])" office:value-type="date" office:date-value="1929-11-10T12:00:00">
            <text:p>11/10/1929 12:00:00</text:p>
          </table:table-cell>
          <table:table-cell table:formula="of:=[.G$4] + ([.$B37]*[.G$5])" office:value-type="date" office:date-value="1930-11-22T12:00:00">
            <text:p>11/22/1930 12:00:00</text:p>
          </table:table-cell>
          <table:table-cell table:formula="of:=[.H$4] + ([.$B37]*[.H$5])" office:value-type="date" office:date-value="1932-01-31T12:00:00">
            <text:p>01/31/1932 12:00:00</text:p>
          </table:table-cell>
          <table:table-cell table:formula="of:=[.I$4] + ([.$B37]*[.I$5])" office:value-type="date" office:date-value="1933-06-07T12:00:00">
            <text:p>06/07/1933 12:00:00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table:formula="of:=[.C$4] + ([.$B38]*[.C$5])" office:value-type="date" office:date-value="1927-09-28T12:00:00">
            <text:p>09/28/1927 12:00:00</text:p>
          </table:table-cell>
          <table:table-cell table:formula="of:=[.D$4] + ([.$B38]*[.D$5])" office:value-type="date" office:date-value="1928-04-25T12:00:00">
            <text:p>04/25/1928 12:00:00</text:p>
          </table:table-cell>
          <table:table-cell table:formula="of:=[.E$4] + ([.$B38]*[.E$5])" office:value-type="date" office:date-value="1929-01-20T12:00:00">
            <text:p>01/20/1929 12:00:00</text:p>
          </table:table-cell>
          <table:table-cell table:formula="of:=[.F$4] + ([.$B38]*[.F$5])" office:value-type="date" office:date-value="1929-12-16T12:00:00">
            <text:p>12/16/1929 12:00:00</text:p>
          </table:table-cell>
          <table:table-cell table:formula="of:=[.G$4] + ([.$B38]*[.G$5])" office:value-type="date" office:date-value="1931-01-10T12:00:00">
            <text:p>01/10/1931 12:00:00</text:p>
          </table:table-cell>
          <table:table-cell table:formula="of:=[.H$4] + ([.$B38]*[.H$5])" office:value-type="date" office:date-value="1932-04-04T12:00:00">
            <text:p>04/04/1932 12:00:00</text:p>
          </table:table-cell>
          <table:table-cell table:formula="of:=[.I$4] + ([.$B38]*[.I$5])" office:value-type="date" office:date-value="1933-08-27T12:00:00">
            <text:p>08/27/1933 12:00:00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table:formula="of:=[.C$4] + ([.$B39]*[.C$5])" office:value-type="date" office:date-value="1927-10-07T12:00:00">
            <text:p>10/07/1927 12:00:00</text:p>
          </table:table-cell>
          <table:table-cell table:formula="of:=[.D$4] + ([.$B39]*[.D$5])" office:value-type="date" office:date-value="1928-05-11T12:00:00">
            <text:p>05/11/1928 12:00:00</text:p>
          </table:table-cell>
          <table:table-cell table:formula="of:=[.E$4] + ([.$B39]*[.E$5])" office:value-type="date" office:date-value="1929-02-14T12:00:00">
            <text:p>02/14/1929 12:00:00</text:p>
          </table:table-cell>
          <table:table-cell table:formula="of:=[.F$4] + ([.$B39]*[.F$5])" office:value-type="date" office:date-value="1930-01-21T12:00:00">
            <text:p>01/21/1930 12:00:00</text:p>
          </table:table-cell>
          <table:table-cell table:formula="of:=[.G$4] + ([.$B39]*[.G$5])" office:value-type="date" office:date-value="1931-02-28T12:00:00">
            <text:p>02/28/1931 12:00:00</text:p>
          </table:table-cell>
          <table:table-cell table:formula="of:=[.H$4] + ([.$B39]*[.H$5])" office:value-type="date" office:date-value="1932-06-07T12:00:00">
            <text:p>06/07/1932 12:00:00</text:p>
          </table:table-cell>
          <table:table-cell table:formula="of:=[.I$4] + ([.$B39]*[.I$5])" office:value-type="date" office:date-value="1933-11-16T12:00:00">
            <text:p>11/16/1933 12:00:00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[.C$4] + ([.$B40]*[.C$5])" office:value-type="date" office:date-value="1927-10-16T12:00:00">
            <text:p>10/16/1927 12:00:00</text:p>
          </table:table-cell>
          <table:table-cell table:formula="of:=[.D$4] + ([.$B40]*[.D$5])" office:value-type="date" office:date-value="1928-05-27T12:00:00">
            <text:p>05/27/1928 12:00:00</text:p>
          </table:table-cell>
          <table:table-cell table:formula="of:=[.E$4] + ([.$B40]*[.E$5])" office:value-type="date" office:date-value="1929-03-11T12:00:00">
            <text:p>03/11/1929 12:00:00</text:p>
          </table:table-cell>
          <table:table-cell table:formula="of:=[.F$4] + ([.$B40]*[.F$5])" office:value-type="date" office:date-value="1930-02-26T12:00:00">
            <text:p>02/26/1930 12:00:00</text:p>
          </table:table-cell>
          <table:table-cell table:formula="of:=[.G$4] + ([.$B40]*[.G$5])" office:value-type="date" office:date-value="1931-04-18T12:00:00">
            <text:p>04/18/1931 12:00:00</text:p>
          </table:table-cell>
          <table:table-cell table:formula="of:=[.H$4] + ([.$B40]*[.H$5])" office:value-type="date" office:date-value="1932-08-10T12:00:00">
            <text:p>08/10/1932 12:00:00</text:p>
          </table:table-cell>
          <table:table-cell table:formula="of:=[.I$4] + ([.$B40]*[.I$5])" office:value-type="date" office:date-value="1934-02-05T12:00:00">
            <text:p>02/05/1934 12:00:00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table:formula="of:=[.C$4] + ([.$B41]*[.C$5])" office:value-type="date" office:date-value="1927-10-25T12:00:00">
            <text:p>10/25/1927 12:00:00</text:p>
          </table:table-cell>
          <table:table-cell table:formula="of:=[.D$4] + ([.$B41]*[.D$5])" office:value-type="date" office:date-value="1928-06-12T12:00:00">
            <text:p>06/12/1928 12:00:00</text:p>
          </table:table-cell>
          <table:table-cell table:formula="of:=[.E$4] + ([.$B41]*[.E$5])" office:value-type="date" office:date-value="1929-04-05T12:00:00">
            <text:p>04/05/1929 12:00:00</text:p>
          </table:table-cell>
          <table:table-cell table:formula="of:=[.F$4] + ([.$B41]*[.F$5])" office:value-type="date" office:date-value="1930-04-03T12:00:00">
            <text:p>04/03/1930 12:00:00</text:p>
          </table:table-cell>
          <table:table-cell table:formula="of:=[.G$4] + ([.$B41]*[.G$5])" office:value-type="date" office:date-value="1931-06-06T12:00:00">
            <text:p>06/06/1931 12:00:00</text:p>
          </table:table-cell>
          <table:table-cell table:formula="of:=[.H$4] + ([.$B41]*[.H$5])" office:value-type="date" office:date-value="1932-10-13T12:00:00">
            <text:p>10/13/1932 12:00:00</text:p>
          </table:table-cell>
          <table:table-cell table:formula="of:=[.I$4] + ([.$B41]*[.I$5])" office:value-type="date" office:date-value="1934-04-27T12:00:00">
            <text:p>04/27/1934 12:00:00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table:formula="of:=[.C$4] + ([.$B42]*[.C$5])" office:value-type="date" office:date-value="1927-11-03T12:00:00">
            <text:p>11/03/1927 12:00:00</text:p>
          </table:table-cell>
          <table:table-cell table:formula="of:=[.D$4] + ([.$B42]*[.D$5])" office:value-type="date" office:date-value="1928-06-28T12:00:00">
            <text:p>06/28/1928 12:00:00</text:p>
          </table:table-cell>
          <table:table-cell table:formula="of:=[.E$4] + ([.$B42]*[.E$5])" office:value-type="date" office:date-value="1929-04-30T12:00:00">
            <text:p>04/30/1929 12:00:00</text:p>
          </table:table-cell>
          <table:table-cell table:formula="of:=[.F$4] + ([.$B42]*[.F$5])" office:value-type="date" office:date-value="1930-05-09T12:00:00">
            <text:p>05/09/1930 12:00:00</text:p>
          </table:table-cell>
          <table:table-cell table:formula="of:=[.G$4] + ([.$B42]*[.G$5])" office:value-type="date" office:date-value="1931-07-25T12:00:00">
            <text:p>07/25/1931 12:00:00</text:p>
          </table:table-cell>
          <table:table-cell table:formula="of:=[.H$4] + ([.$B42]*[.H$5])" office:value-type="date" office:date-value="1932-12-16T12:00:00">
            <text:p>12/16/1932 12:00:00</text:p>
          </table:table-cell>
          <table:table-cell table:formula="of:=[.I$4] + ([.$B42]*[.I$5])" office:value-type="date" office:date-value="1934-07-17T12:00:00">
            <text:p>07/17/1934 12:00:00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[.C$4] + ([.$B43]*[.C$5])" office:value-type="date" office:date-value="1927-11-12T12:00:00">
            <text:p>11/12/1927 12:00:00</text:p>
          </table:table-cell>
          <table:table-cell table:formula="of:=[.D$4] + ([.$B43]*[.D$5])" office:value-type="date" office:date-value="1928-07-14T12:00:00">
            <text:p>07/14/1928 12:00:00</text:p>
          </table:table-cell>
          <table:table-cell table:formula="of:=[.E$4] + ([.$B43]*[.E$5])" office:value-type="date" office:date-value="1929-05-25T12:00:00">
            <text:p>05/25/1929 12:00:00</text:p>
          </table:table-cell>
          <table:table-cell table:formula="of:=[.F$4] + ([.$B43]*[.F$5])" office:value-type="date" office:date-value="1930-06-14T12:00:00">
            <text:p>06/14/1930 12:00:00</text:p>
          </table:table-cell>
          <table:table-cell table:formula="of:=[.G$4] + ([.$B43]*[.G$5])" office:value-type="date" office:date-value="1931-09-12T12:00:00">
            <text:p>09/12/1931 12:00:00</text:p>
          </table:table-cell>
          <table:table-cell table:formula="of:=[.H$4] + ([.$B43]*[.H$5])" office:value-type="date" office:date-value="1933-02-18T12:00:00">
            <text:p>02/18/1933 12:00:00</text:p>
          </table:table-cell>
          <table:table-cell table:formula="of:=[.I$4] + ([.$B43]*[.I$5])" office:value-type="date" office:date-value="1934-10-06T12:00:00">
            <text:p>10/06/1934 12:00:00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table:formula="of:=[.C$4] + ([.$B44]*[.C$5])" office:value-type="date" office:date-value="1927-11-21T12:00:00">
            <text:p>11/21/1927 12:00:00</text:p>
          </table:table-cell>
          <table:table-cell table:formula="of:=[.D$4] + ([.$B44]*[.D$5])" office:value-type="date" office:date-value="1928-07-30T12:00:00">
            <text:p>07/30/1928 12:00:00</text:p>
          </table:table-cell>
          <table:table-cell table:formula="of:=[.E$4] + ([.$B44]*[.E$5])" office:value-type="date" office:date-value="1929-06-19T12:00:00">
            <text:p>06/19/1929 12:00:00</text:p>
          </table:table-cell>
          <table:table-cell table:formula="of:=[.F$4] + ([.$B44]*[.F$5])" office:value-type="date" office:date-value="1930-07-20T12:00:00">
            <text:p>07/20/1930 12:00:00</text:p>
          </table:table-cell>
          <table:table-cell table:formula="of:=[.G$4] + ([.$B44]*[.G$5])" office:value-type="date" office:date-value="1931-10-31T12:00:00">
            <text:p>10/31/1931 12:00:00</text:p>
          </table:table-cell>
          <table:table-cell table:formula="of:=[.H$4] + ([.$B44]*[.H$5])" office:value-type="date" office:date-value="1933-04-23T12:00:00">
            <text:p>04/23/1933 12:00:00</text:p>
          </table:table-cell>
          <table:table-cell table:formula="of:=[.I$4] + ([.$B44]*[.I$5])" office:value-type="date" office:date-value="1934-12-26T12:00:00">
            <text:p>12/26/1934 12:00:00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table:formula="of:=[.C$4] + ([.$B45]*[.C$5])" office:value-type="date" office:date-value="1927-11-30T12:00:00">
            <text:p>11/30/1927 12:00:00</text:p>
          </table:table-cell>
          <table:table-cell table:formula="of:=[.D$4] + ([.$B45]*[.D$5])" office:value-type="date" office:date-value="1928-08-15T12:00:00">
            <text:p>08/15/1928 12:00:00</text:p>
          </table:table-cell>
          <table:table-cell table:formula="of:=[.E$4] + ([.$B45]*[.E$5])" office:value-type="date" office:date-value="1929-07-14T12:00:00">
            <text:p>07/14/1929 12:00:00</text:p>
          </table:table-cell>
          <table:table-cell table:formula="of:=[.F$4] + ([.$B45]*[.F$5])" office:value-type="date" office:date-value="1930-08-25T12:00:00">
            <text:p>08/25/1930 12:00:00</text:p>
          </table:table-cell>
          <table:table-cell table:formula="of:=[.G$4] + ([.$B45]*[.G$5])" office:value-type="date" office:date-value="1931-12-19T12:00:00">
            <text:p>12/19/1931 12:00:00</text:p>
          </table:table-cell>
          <table:table-cell table:formula="of:=[.H$4] + ([.$B45]*[.H$5])" office:value-type="date" office:date-value="1933-06-26T12:00:00">
            <text:p>06/26/1933 12:00:00</text:p>
          </table:table-cell>
          <table:table-cell table:formula="of:=[.I$4] + ([.$B45]*[.I$5])" office:value-type="date" office:date-value="1935-03-17T12:00:00">
            <text:p>03/17/1935 12:00:00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table:formula="of:=[.C$4] + ([.$B46]*[.C$5])" office:value-type="date" office:date-value="1927-12-09T12:00:00">
            <text:p>12/09/1927 12:00:00</text:p>
          </table:table-cell>
          <table:table-cell table:formula="of:=[.D$4] + ([.$B46]*[.D$5])" office:value-type="date" office:date-value="1928-08-31T12:00:00">
            <text:p>08/31/1928 12:00:00</text:p>
          </table:table-cell>
          <table:table-cell table:formula="of:=[.E$4] + ([.$B46]*[.E$5])" office:value-type="date" office:date-value="1929-08-08T12:00:00">
            <text:p>08/08/1929 12:00:00</text:p>
          </table:table-cell>
          <table:table-cell table:formula="of:=[.F$4] + ([.$B46]*[.F$5])" office:value-type="date" office:date-value="1930-09-30T12:00:00">
            <text:p>09/30/1930 12:00:00</text:p>
          </table:table-cell>
          <table:table-cell table:formula="of:=[.G$4] + ([.$B46]*[.G$5])" office:value-type="date" office:date-value="1932-02-06T12:00:00">
            <text:p>02/06/1932 12:00:00</text:p>
          </table:table-cell>
          <table:table-cell table:formula="of:=[.H$4] + ([.$B46]*[.H$5])" office:value-type="date" office:date-value="1933-08-29T12:00:00">
            <text:p>08/29/1933 12:00:00</text:p>
          </table:table-cell>
          <table:table-cell table:formula="of:=[.I$4] + ([.$B46]*[.I$5])" office:value-type="date" office:date-value="1935-06-06T12:00:00">
            <text:p>06/06/1935 12:00:00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table:formula="of:=[.C$4] + ([.$B47]*[.C$5])" office:value-type="date" office:date-value="1927-12-18T12:00:00">
            <text:p>12/18/1927 12:00:00</text:p>
          </table:table-cell>
          <table:table-cell table:formula="of:=[.D$4] + ([.$B47]*[.D$5])" office:value-type="date" office:date-value="1928-09-16T12:00:00">
            <text:p>09/16/1928 12:00:00</text:p>
          </table:table-cell>
          <table:table-cell table:formula="of:=[.E$4] + ([.$B47]*[.E$5])" office:value-type="date" office:date-value="1929-09-02T12:00:00">
            <text:p>09/02/1929 12:00:00</text:p>
          </table:table-cell>
          <table:table-cell table:formula="of:=[.F$4] + ([.$B47]*[.F$5])" office:value-type="date" office:date-value="1930-11-05T12:00:00">
            <text:p>11/05/1930 12:00:00</text:p>
          </table:table-cell>
          <table:table-cell table:formula="of:=[.G$4] + ([.$B47]*[.G$5])" office:value-type="date" office:date-value="1932-03-26T12:00:00">
            <text:p>03/26/1932 12:00:00</text:p>
          </table:table-cell>
          <table:table-cell table:formula="of:=[.H$4] + ([.$B47]*[.H$5])" office:value-type="date" office:date-value="1933-11-01T12:00:00">
            <text:p>11/01/1933 12:00:00</text:p>
          </table:table-cell>
          <table:table-cell table:formula="of:=[.I$4] + ([.$B47]*[.I$5])" office:value-type="date" office:date-value="1935-08-26T12:00:00">
            <text:p>08/26/1935 12:00:00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table:formula="of:=[.C$4] + ([.$B48]*[.C$5])" office:value-type="date" office:date-value="1927-12-27T12:00:00">
            <text:p>12/27/1927 12:00:00</text:p>
          </table:table-cell>
          <table:table-cell table:formula="of:=[.D$4] + ([.$B48]*[.D$5])" office:value-type="date" office:date-value="1928-10-02T12:00:00">
            <text:p>10/02/1928 12:00:00</text:p>
          </table:table-cell>
          <table:table-cell table:formula="of:=[.E$4] + ([.$B48]*[.E$5])" office:value-type="date" office:date-value="1929-09-27T12:00:00">
            <text:p>09/27/1929 12:00:00</text:p>
          </table:table-cell>
          <table:table-cell table:formula="of:=[.F$4] + ([.$B48]*[.F$5])" office:value-type="date" office:date-value="1930-12-11T12:00:00">
            <text:p>12/11/1930 12:00:00</text:p>
          </table:table-cell>
          <table:table-cell table:formula="of:=[.G$4] + ([.$B48]*[.G$5])" office:value-type="date" office:date-value="1932-05-14T12:00:00">
            <text:p>05/14/1932 12:00:00</text:p>
          </table:table-cell>
          <table:table-cell table:formula="of:=[.H$4] + ([.$B48]*[.H$5])" office:value-type="date" office:date-value="1934-01-04T12:00:00">
            <text:p>01/04/1934 12:00:00</text:p>
          </table:table-cell>
          <table:table-cell table:formula="of:=[.I$4] + ([.$B48]*[.I$5])" office:value-type="date" office:date-value="1935-11-15T12:00:00">
            <text:p>11/15/1935 12:00:00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table:formula="of:=[.C$4] + ([.$B49]*[.C$5])" office:value-type="date" office:date-value="1928-01-05T12:00:00">
            <text:p>01/05/1928 12:00:00</text:p>
          </table:table-cell>
          <table:table-cell table:formula="of:=[.D$4] + ([.$B49]*[.D$5])" office:value-type="date" office:date-value="1928-10-18T12:00:00">
            <text:p>10/18/1928 12:00:00</text:p>
          </table:table-cell>
          <table:table-cell table:formula="of:=[.E$4] + ([.$B49]*[.E$5])" office:value-type="date" office:date-value="1929-10-22T12:00:00">
            <text:p>10/22/1929 12:00:00</text:p>
          </table:table-cell>
          <table:table-cell table:formula="of:=[.F$4] + ([.$B49]*[.F$5])" office:value-type="date" office:date-value="1931-01-16T12:00:00">
            <text:p>01/16/1931 12:00:00</text:p>
          </table:table-cell>
          <table:table-cell table:formula="of:=[.G$4] + ([.$B49]*[.G$5])" office:value-type="date" office:date-value="1932-07-02T12:00:00">
            <text:p>07/02/1932 12:00:00</text:p>
          </table:table-cell>
          <table:table-cell table:formula="of:=[.H$4] + ([.$B49]*[.H$5])" office:value-type="date" office:date-value="1934-03-09T12:00:00">
            <text:p>03/09/1934 12:00:00</text:p>
          </table:table-cell>
          <table:table-cell table:formula="of:=[.I$4] + ([.$B49]*[.I$5])" office:value-type="date" office:date-value="1936-02-04T12:00:00">
            <text:p>02/04/1936 12:00:00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table:formula="of:=[.C$4] + ([.$B50]*[.C$5])" office:value-type="date" office:date-value="1928-01-14T12:00:00">
            <text:p>01/14/1928 12:00:00</text:p>
          </table:table-cell>
          <table:table-cell table:formula="of:=[.D$4] + ([.$B50]*[.D$5])" office:value-type="date" office:date-value="1928-11-03T12:00:00">
            <text:p>11/03/1928 12:00:00</text:p>
          </table:table-cell>
          <table:table-cell table:formula="of:=[.E$4] + ([.$B50]*[.E$5])" office:value-type="date" office:date-value="1929-11-16T12:00:00">
            <text:p>11/16/1929 12:00:00</text:p>
          </table:table-cell>
          <table:table-cell table:formula="of:=[.F$4] + ([.$B50]*[.F$5])" office:value-type="date" office:date-value="1931-02-21T12:00:00">
            <text:p>02/21/1931 12:00:00</text:p>
          </table:table-cell>
          <table:table-cell table:formula="of:=[.G$4] + ([.$B50]*[.G$5])" office:value-type="date" office:date-value="1932-08-20T12:00:00">
            <text:p>08/20/1932 12:00:00</text:p>
          </table:table-cell>
          <table:table-cell table:formula="of:=[.H$4] + ([.$B50]*[.H$5])" office:value-type="date" office:date-value="1934-05-12T12:00:00">
            <text:p>05/12/1934 12:00:00</text:p>
          </table:table-cell>
          <table:table-cell table:formula="of:=[.I$4] + ([.$B50]*[.I$5])" office:value-type="date" office:date-value="1936-04-25T12:00:00">
            <text:p>04/25/1936 12:00:00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table:formula="of:=[.C$4] + ([.$B51]*[.C$5])" office:value-type="date" office:date-value="1928-01-23T12:00:00">
            <text:p>01/23/1928 12:00:00</text:p>
          </table:table-cell>
          <table:table-cell table:formula="of:=[.D$4] + ([.$B51]*[.D$5])" office:value-type="date" office:date-value="1928-11-19T12:00:00">
            <text:p>11/19/1928 12:00:00</text:p>
          </table:table-cell>
          <table:table-cell table:formula="of:=[.E$4] + ([.$B51]*[.E$5])" office:value-type="date" office:date-value="1929-12-11T12:00:00">
            <text:p>12/11/1929 12:00:00</text:p>
          </table:table-cell>
          <table:table-cell table:formula="of:=[.F$4] + ([.$B51]*[.F$5])" office:value-type="date" office:date-value="1931-03-29T12:00:00">
            <text:p>03/29/1931 12:00:00</text:p>
          </table:table-cell>
          <table:table-cell table:formula="of:=[.G$4] + ([.$B51]*[.G$5])" office:value-type="date" office:date-value="1932-10-08T12:00:00">
            <text:p>10/08/1932 12:00:00</text:p>
          </table:table-cell>
          <table:table-cell table:formula="of:=[.H$4] + ([.$B51]*[.H$5])" office:value-type="date" office:date-value="1934-07-15T12:00:00">
            <text:p>07/15/1934 12:00:00</text:p>
          </table:table-cell>
          <table:table-cell table:formula="of:=[.I$4] + ([.$B51]*[.I$5])" office:value-type="date" office:date-value="1936-07-15T12:00:00">
            <text:p>07/15/1936 12:00:00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table:formula="of:=[.C$4] + ([.$B52]*[.C$5])" office:value-type="date" office:date-value="1928-02-01T12:00:00">
            <text:p>02/01/1928 12:00:00</text:p>
          </table:table-cell>
          <table:table-cell table:formula="of:=[.D$4] + ([.$B52]*[.D$5])" office:value-type="date" office:date-value="1928-12-05T12:00:00">
            <text:p>12/05/1928 12:00:00</text:p>
          </table:table-cell>
          <table:table-cell table:formula="of:=[.E$4] + ([.$B52]*[.E$5])" office:value-type="date" office:date-value="1930-01-05T12:00:00">
            <text:p>01/05/1930 12:00:00</text:p>
          </table:table-cell>
          <table:table-cell table:formula="of:=[.F$4] + ([.$B52]*[.F$5])" office:value-type="date" office:date-value="1931-05-04T12:00:00">
            <text:p>05/04/1931 12:00:00</text:p>
          </table:table-cell>
          <table:table-cell table:formula="of:=[.G$4] + ([.$B52]*[.G$5])" office:value-type="date" office:date-value="1932-11-26T12:00:00">
            <text:p>11/26/1932 12:00:00</text:p>
          </table:table-cell>
          <table:table-cell table:formula="of:=[.H$4] + ([.$B52]*[.H$5])" office:value-type="date" office:date-value="1934-09-17T12:00:00">
            <text:p>09/17/1934 12:00:00</text:p>
          </table:table-cell>
          <table:table-cell table:formula="of:=[.I$4] + ([.$B52]*[.I$5])" office:value-type="date" office:date-value="1936-10-04T12:00:00">
            <text:p>10/04/1936 12:00:0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formula="of:=[.C$4] + ([.$B53]*[.C$5])" office:value-type="date" office:date-value="1928-02-10T12:00:00">
            <text:p>02/10/1928 12:00:00</text:p>
          </table:table-cell>
          <table:table-cell table:formula="of:=[.D$4] + ([.$B53]*[.D$5])" office:value-type="date" office:date-value="1928-12-21T12:00:00">
            <text:p>12/21/1928 12:00:00</text:p>
          </table:table-cell>
          <table:table-cell table:formula="of:=[.E$4] + ([.$B53]*[.E$5])" office:value-type="date" office:date-value="1930-01-30T12:00:00">
            <text:p>01/30/1930 12:00:00</text:p>
          </table:table-cell>
          <table:table-cell table:formula="of:=[.F$4] + ([.$B53]*[.F$5])" office:value-type="date" office:date-value="1931-06-09T12:00:00">
            <text:p>06/09/1931 12:00:00</text:p>
          </table:table-cell>
          <table:table-cell table:formula="of:=[.G$4] + ([.$B53]*[.G$5])" office:value-type="date" office:date-value="1933-01-14T12:00:00">
            <text:p>01/14/1933 12:00:00</text:p>
          </table:table-cell>
          <table:table-cell table:formula="of:=[.H$4] + ([.$B53]*[.H$5])" office:value-type="date" office:date-value="1934-11-20T12:00:00">
            <text:p>11/20/1934 12:00:00</text:p>
          </table:table-cell>
          <table:table-cell table:formula="of:=[.I$4] + ([.$B53]*[.I$5])" office:value-type="date" office:date-value="1936-12-24T12:00:00">
            <text:p>12/24/1936 12:00:00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table:formula="of:=[.C$4] + ([.$B54]*[.C$5])" office:value-type="date" office:date-value="1928-02-19T12:00:00">
            <text:p>02/19/1928 12:00:00</text:p>
          </table:table-cell>
          <table:table-cell table:formula="of:=[.D$4] + ([.$B54]*[.D$5])" office:value-type="date" office:date-value="1929-01-06T12:00:00">
            <text:p>01/06/1929 12:00:00</text:p>
          </table:table-cell>
          <table:table-cell table:formula="of:=[.E$4] + ([.$B54]*[.E$5])" office:value-type="date" office:date-value="1930-02-24T12:00:00">
            <text:p>02/24/1930 12:00:00</text:p>
          </table:table-cell>
          <table:table-cell table:formula="of:=[.F$4] + ([.$B54]*[.F$5])" office:value-type="date" office:date-value="1931-07-15T12:00:00">
            <text:p>07/15/1931 12:00:00</text:p>
          </table:table-cell>
          <table:table-cell table:formula="of:=[.G$4] + ([.$B54]*[.G$5])" office:value-type="date" office:date-value="1933-03-04T12:00:00">
            <text:p>03/04/1933 12:00:00</text:p>
          </table:table-cell>
          <table:table-cell table:formula="of:=[.H$4] + ([.$B54]*[.H$5])" office:value-type="date" office:date-value="1935-01-23T12:00:00">
            <text:p>01/23/1935 12:00:00</text:p>
          </table:table-cell>
          <table:table-cell table:formula="of:=[.I$4] + ([.$B54]*[.I$5])" office:value-type="date" office:date-value="1937-03-15T12:00:00">
            <text:p>03/15/1937 12:00:00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formula="of:=[.C$4] + ([.$B55]*[.C$5])" office:value-type="date" office:date-value="1928-02-28T12:00:00">
            <text:p>02/28/1928 12:00:00</text:p>
          </table:table-cell>
          <table:table-cell table:formula="of:=[.D$4] + ([.$B55]*[.D$5])" office:value-type="date" office:date-value="1929-01-22T12:00:00">
            <text:p>01/22/1929 12:00:00</text:p>
          </table:table-cell>
          <table:table-cell table:formula="of:=[.E$4] + ([.$B55]*[.E$5])" office:value-type="date" office:date-value="1930-03-21T12:00:00">
            <text:p>03/21/1930 12:00:00</text:p>
          </table:table-cell>
          <table:table-cell table:formula="of:=[.F$4] + ([.$B55]*[.F$5])" office:value-type="date" office:date-value="1931-08-20T12:00:00">
            <text:p>08/20/1931 12:00:00</text:p>
          </table:table-cell>
          <table:table-cell table:formula="of:=[.G$4] + ([.$B55]*[.G$5])" office:value-type="date" office:date-value="1933-04-22T12:00:00">
            <text:p>04/22/1933 12:00:00</text:p>
          </table:table-cell>
          <table:table-cell table:formula="of:=[.H$4] + ([.$B55]*[.H$5])" office:value-type="date" office:date-value="1935-03-28T12:00:00">
            <text:p>03/28/1935 12:00:00</text:p>
          </table:table-cell>
          <table:table-cell table:formula="of:=[.I$4] + ([.$B55]*[.I$5])" office:value-type="date" office:date-value="1937-06-04T12:00:00">
            <text:p>06/04/1937 12:00:00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table:formula="of:=[.C$4] + ([.$B56]*[.C$5])" office:value-type="date" office:date-value="1928-03-08T12:00:00">
            <text:p>03/08/1928 12:00:00</text:p>
          </table:table-cell>
          <table:table-cell table:formula="of:=[.D$4] + ([.$B56]*[.D$5])" office:value-type="date" office:date-value="1929-02-07T12:00:00">
            <text:p>02/07/1929 12:00:00</text:p>
          </table:table-cell>
          <table:table-cell table:formula="of:=[.E$4] + ([.$B56]*[.E$5])" office:value-type="date" office:date-value="1930-04-15T12:00:00">
            <text:p>04/15/1930 12:00:00</text:p>
          </table:table-cell>
          <table:table-cell table:formula="of:=[.F$4] + ([.$B56]*[.F$5])" office:value-type="date" office:date-value="1931-09-25T12:00:00">
            <text:p>09/25/1931 12:00:00</text:p>
          </table:table-cell>
          <table:table-cell table:formula="of:=[.G$4] + ([.$B56]*[.G$5])" office:value-type="date" office:date-value="1933-06-10T12:00:00">
            <text:p>06/10/1933 12:00:00</text:p>
          </table:table-cell>
          <table:table-cell table:formula="of:=[.H$4] + ([.$B56]*[.H$5])" office:value-type="date" office:date-value="1935-05-31T12:00:00">
            <text:p>05/31/1935 12:00:00</text:p>
          </table:table-cell>
          <table:table-cell table:formula="of:=[.I$4] + ([.$B56]*[.I$5])" office:value-type="date" office:date-value="1937-08-24T12:00:00">
            <text:p>08/24/1937 12:00:00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table:formula="of:=[.C$4] + ([.$B57]*[.C$5])" office:value-type="date" office:date-value="1928-03-17T12:00:00">
            <text:p>03/17/1928 12:00:00</text:p>
          </table:table-cell>
          <table:table-cell table:formula="of:=[.D$4] + ([.$B57]*[.D$5])" office:value-type="date" office:date-value="1929-02-23T12:00:00">
            <text:p>02/23/1929 12:00:00</text:p>
          </table:table-cell>
          <table:table-cell table:formula="of:=[.E$4] + ([.$B57]*[.E$5])" office:value-type="date" office:date-value="1930-05-10T12:00:00">
            <text:p>05/10/1930 12:00:00</text:p>
          </table:table-cell>
          <table:table-cell table:formula="of:=[.F$4] + ([.$B57]*[.F$5])" office:value-type="date" office:date-value="1931-10-31T12:00:00">
            <text:p>10/31/1931 12:00:00</text:p>
          </table:table-cell>
          <table:table-cell table:formula="of:=[.G$4] + ([.$B57]*[.G$5])" office:value-type="date" office:date-value="1933-07-29T12:00:00">
            <text:p>07/29/1933 12:00:00</text:p>
          </table:table-cell>
          <table:table-cell table:formula="of:=[.H$4] + ([.$B57]*[.H$5])" office:value-type="date" office:date-value="1935-08-03T12:00:00">
            <text:p>08/03/1935 12:00:00</text:p>
          </table:table-cell>
          <table:table-cell table:formula="of:=[.I$4] + ([.$B57]*[.I$5])" office:value-type="date" office:date-value="1937-11-13T12:00:00">
            <text:p>11/13/1937 12:00:00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f:=[.C$4] + ([.$B58]*[.C$5])" office:value-type="date" office:date-value="1928-03-26T12:00:00">
            <text:p>03/26/1928 12:00:00</text:p>
          </table:table-cell>
          <table:table-cell table:formula="of:=[.D$4] + ([.$B58]*[.D$5])" office:value-type="date" office:date-value="1929-03-11T12:00:00">
            <text:p>03/11/1929 12:00:00</text:p>
          </table:table-cell>
          <table:table-cell table:formula="of:=[.E$4] + ([.$B58]*[.E$5])" office:value-type="date" office:date-value="1930-06-04T12:00:00">
            <text:p>06/04/1930 12:00:00</text:p>
          </table:table-cell>
          <table:table-cell table:formula="of:=[.F$4] + ([.$B58]*[.F$5])" office:value-type="date" office:date-value="1931-12-06T12:00:00">
            <text:p>12/06/1931 12:00:00</text:p>
          </table:table-cell>
          <table:table-cell table:formula="of:=[.G$4] + ([.$B58]*[.G$5])" office:value-type="date" office:date-value="1933-09-16T12:00:00">
            <text:p>09/16/1933 12:00:00</text:p>
          </table:table-cell>
          <table:table-cell table:formula="of:=[.H$4] + ([.$B58]*[.H$5])" office:value-type="date" office:date-value="1935-10-06T12:00:00">
            <text:p>10/06/1935 12:00:00</text:p>
          </table:table-cell>
          <table:table-cell table:formula="of:=[.I$4] + ([.$B58]*[.I$5])" office:value-type="date" office:date-value="1938-02-02T12:00:00">
            <text:p>02/02/1938 12:00:00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table:formula="of:=[.C$4] + ([.$B59]*[.C$5])" office:value-type="date" office:date-value="1928-04-04T12:00:00">
            <text:p>04/04/1928 12:00:00</text:p>
          </table:table-cell>
          <table:table-cell table:formula="of:=[.D$4] + ([.$B59]*[.D$5])" office:value-type="date" office:date-value="1929-03-27T12:00:00">
            <text:p>03/27/1929 12:00:00</text:p>
          </table:table-cell>
          <table:table-cell table:formula="of:=[.E$4] + ([.$B59]*[.E$5])" office:value-type="date" office:date-value="1930-06-29T12:00:00">
            <text:p>06/29/1930 12:00:00</text:p>
          </table:table-cell>
          <table:table-cell table:formula="of:=[.F$4] + ([.$B59]*[.F$5])" office:value-type="date" office:date-value="1932-01-11T12:00:00">
            <text:p>01/11/1932 12:00:00</text:p>
          </table:table-cell>
          <table:table-cell table:formula="of:=[.G$4] + ([.$B59]*[.G$5])" office:value-type="date" office:date-value="1933-11-04T12:00:00">
            <text:p>11/04/1933 12:00:00</text:p>
          </table:table-cell>
          <table:table-cell table:formula="of:=[.H$4] + ([.$B59]*[.H$5])" office:value-type="date" office:date-value="1935-12-09T12:00:00">
            <text:p>12/09/1935 12:00:00</text:p>
          </table:table-cell>
          <table:table-cell table:formula="of:=[.I$4] + ([.$B59]*[.I$5])" office:value-type="date" office:date-value="1938-04-24T12:00:00">
            <text:p>04/24/1938 12:00:00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table:formula="of:=[.C$4] + ([.$B60]*[.C$5])" office:value-type="date" office:date-value="1928-04-13T12:00:00">
            <text:p>04/13/1928 12:00:00</text:p>
          </table:table-cell>
          <table:table-cell table:formula="of:=[.D$4] + ([.$B60]*[.D$5])" office:value-type="date" office:date-value="1929-04-12T12:00:00">
            <text:p>04/12/1929 12:00:00</text:p>
          </table:table-cell>
          <table:table-cell table:formula="of:=[.E$4] + ([.$B60]*[.E$5])" office:value-type="date" office:date-value="1930-07-24T12:00:00">
            <text:p>07/24/1930 12:00:00</text:p>
          </table:table-cell>
          <table:table-cell table:formula="of:=[.F$4] + ([.$B60]*[.F$5])" office:value-type="date" office:date-value="1932-02-16T12:00:00">
            <text:p>02/16/1932 12:00:00</text:p>
          </table:table-cell>
          <table:table-cell table:formula="of:=[.G$4] + ([.$B60]*[.G$5])" office:value-type="date" office:date-value="1933-12-23T12:00:00">
            <text:p>12/23/1933 12:00:00</text:p>
          </table:table-cell>
          <table:table-cell table:formula="of:=[.H$4] + ([.$B60]*[.H$5])" office:value-type="date" office:date-value="1936-02-11T12:00:00">
            <text:p>02/11/1936 12:00:00</text:p>
          </table:table-cell>
          <table:table-cell table:formula="of:=[.I$4] + ([.$B60]*[.I$5])" office:value-type="date" office:date-value="1938-07-14T12:00:00">
            <text:p>07/14/1938 12:00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9/14/2013</text:date>, <text:time>17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14T16:45:24</meta:creation-date>
    <dc:date>2013-09-14T17:43:44</dc:date>
    <meta:editing-duration>PT58M21S</meta:editing-duration>
    <meta:editing-cycles>4</meta:editing-cycles>
    <meta:generator>LibreOffice/3.3$Unix LibreOffice_project/330m18$Build-4</meta:generator>
    <meta:document-statistic meta:table-count="1" meta:cell-count="449" meta:object-count="0"/>
  </office:meta>
</office:document-meta>
</file>